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</style:style>
    <style:style style:name="gr1" style:family="graphic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8.1cm" fo:min-width="8.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1.3cm" fo:min-width="8.99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svg:stroke-width="0.051cm" svg:stroke-color="#000000" draw:marker-start-width="0.547cm" draw:marker-end-width="0.547cm" draw:fill="none" draw:fill-color="#ffffff" draw:auto-grow-width="true" fo:min-height="0.667cm" fo:min-width="1.03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0.427cm" fo:min-width="0.42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0.162cm" fo:min-width="0.16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0.355cm" fo:min-width="0.35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Ultrafine_20_Dashed" svg:stroke-width="0.049cm" svg:stroke-color="#000000" draw:marker-start-width="0.494cm" draw:marker-end-width="0.494cm" draw:fill-color="#ffffff" draw:textarea-horizontal-align="justify" draw:textarea-vertical-align="middle" draw:auto-grow-height="false" fo:min-height="0.496cm" fo:min-width="0.49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1" draw:name="Form3" draw:style-name="gr2" draw:text-style-name="P2" svg:x1="7.031cm" svg:y1="10.939cm" svg:x2="6.925cm" svg:y2="10.913cm"><text:p/></draw:line><draw:custom-shape text:anchor-type="paragraph" draw:z-index="0" draw:name="Form10" draw:style-name="gr1" draw:text-style-name="P1" svg:width="8.101cm" svg:height="8.101cm" svg:x="3cm" svg:y="8.999cm"><text:p/><draw:enhanced-geometry svg:viewBox="0 0 21600 21600" draw:type="rectangle" draw:enhanced-path="M 0 0 L 21600 0 21600 21600 0 21600 0 0 Z N"/></draw:custom-shape><draw:line text:anchor-type="paragraph" draw:z-index="2" draw:name="Form11" draw:style-name="gr3" draw:text-style-name="P2" svg:x1="4.799cm" svg:y1="8.999cm" svg:x2="3cm" svg:y2="10.798cm"><text:p/></draw:line><draw:line text:anchor-type="paragraph" draw:z-index="3" draw:name="Form11" draw:style-name="gr4" draw:text-style-name="P2" svg:x1="4.799cm" svg:y1="8.999cm" svg:x2="3cm" svg:y2="10.798cm"><text:p/></draw:line><draw:line text:anchor-type="paragraph" draw:z-index="4" draw:name="Form11" draw:style-name="gr4" draw:text-style-name="P2" svg:x1="4.799cm" svg:y1="17.099cm" svg:x2="3cm" svg:y2="15.3cm"><text:p/></draw:line><draw:line text:anchor-type="paragraph" draw:z-index="5" draw:name="Form11" draw:style-name="gr4" draw:text-style-name="P2" svg:x1="9.299cm" svg:y1="8.999cm" svg:x2="11.098cm" svg:y2="10.798cm"><text:p/></draw:line><draw:line text:anchor-type="paragraph" draw:z-index="6" draw:name="Form11" draw:style-name="gr4" draw:text-style-name="P2" svg:x1="9.299cm" svg:y1="17.099cm" svg:x2="11.098cm" svg:y2="15.3cm"><text:p/></draw:line><draw:custom-shape text:anchor-type="paragraph" draw:z-index="7" draw:name="Form12" draw:style-name="gr5" draw:text-style-name="P1" svg:width="9cm" svg:height="1.301cm" svg:x="3cm" svg:y="19.001cm"><text:p/><draw:enhanced-geometry svg:viewBox="0 0 21600 21600" draw:type="rectangle" draw:enhanced-path="M 0 0 L 21600 0 21600 21600 0 21600 0 0 Z N"/></draw:custom-shape><draw:frame text:anchor-type="paragraph" draw:z-index="8" draw:name="Form13" draw:style-name="gr6" draw:text-style-name="P3" svg:width="1.084cm" svg:height="0.72cm" svg:x="6.588cm" svg:y="16.379cm"><draw:text-box><text:p>on/off</text:p></draw:text-box></draw:frame><draw:custom-shape text:anchor-type="paragraph" draw:z-index="9" draw:name="Form14" draw:style-name="gr7" draw:text-style-name="P4" svg:width="0.6cm" svg:height="0.6cm" svg:x="10.1cm" svg:y="14.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14" draw:style-name="gr8" draw:text-style-name="P4" svg:width="0.301cm" svg:height="0.301cm" svg:x="10.25cm" svg:y="13.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14" draw:style-name="gr8" draw:text-style-name="P4" svg:width="0.301cm" svg:height="0.301cm" svg:x="10.25cm" svg:y="12.8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14" draw:style-name="gr8" draw:text-style-name="P4" svg:width="0.301cm" svg:height="0.301cm" svg:x="10.25cm" svg:y="12.2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14" draw:style-name="gr8" draw:text-style-name="P4" svg:width="0.301cm" svg:height="0.301cm" svg:x="10.25cm" svg:y="11.5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15" draw:style-name="gr9" draw:text-style-name="P4" svg:width="0.5cm" svg:height="0.5cm" svg:x="10.25cm" svg:y="19.3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16" draw:style-name="gr10" draw:text-style-name="P4" svg:width="0.701cm" svg:height="0.701cm" svg:x="6.65cm" svg:y="19.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21:54:38.811461713</meta:creation-date>
    <meta:editing-duration>PT2H13M13S</meta:editing-duration>
    <meta:editing-cycles>3</meta:editing-cycles>
    <meta:generator>LibreOffice/5.1.6.2$Linux_X86_64 LibreOffice_project/10m0$Build-2</meta:generator>
    <dc:date>2017-10-26T22:44:24.616517676</dc:date>
    <meta:print-date>2017-10-26T20:29:13.952128467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